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3">
            <text:p>Poz-22483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oak trunk in situ">
            <text:p>oak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4">
            <text:p>Poz-22484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20.0">
            <text:p>7920.0</text:p>
          </table:table-cell>
          <table:table-cell office:value-type="float" office:value="50.0">
            <text:p>5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5">
            <text:p>Poz-22485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60.0">
            <text:p>7960.0</text:p>
          </table:table-cell>
          <table:table-cell office:value-type="float" office:value="40.0">
            <text:p>4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33100">
            <text:p>Poz-33100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050.0">
            <text:p>1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55">
            <text:p>-0.55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6">
            <text:p>GdA-1676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8325.0">
            <text:p>832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65">
            <text:p>-1.06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9">
            <text:p>GdA-1679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01.9">
            <text:p>101.9</text:p>
          </table:table-cell>
          <table:table-cell office:value-type="float" office:value="0.0">
            <text:p/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055">
            <text:p>-0.05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6">
            <text:p>GdA-1686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Cerastoderma shell">
            <text:p>Cerastoderm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24">
            <text:p>-1.24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5">
            <text:p>GdA-1685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7380.0">
            <text:p>73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35">
            <text:p>-1.23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9">
            <text:p>GdA-1689</text:p>
          </table:table-cell>
          <table:table-cell office:value-type="float" office:value="54.73">
            <text:p>54.73</text:p>
          </table:table-cell>
          <table:table-cell office:value-type="float" office:value="18.4">
            <text:p>18.4</text:p>
          </table:table-cell>
          <table:table-cell office:value-type="float" office:value="9390.0">
            <text:p>93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75">
            <text:p>-1.17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7">
            <text:p>GdA-1677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560.0">
            <text:p>15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05">
            <text:p>-0.80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7">
            <text:p>GdA-1687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8005.0">
            <text:p>80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75">
            <text:p>-0.97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0">
            <text:p>GdA-1690</text:p>
          </table:table-cell>
          <table:table-cell office:value-type="float" office:value="54.73">
            <text:p>54.73</text:p>
          </table:table-cell>
          <table:table-cell office:value-type="float" office:value="18.4">
            <text:p>18.4</text:p>
          </table:table-cell>
          <table:table-cell office:value-type="float" office:value="7510.0">
            <text:p>75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15">
            <text:p>-1.415</text:p>
          </table:table-cell>
          <table:table-cell office:value-type="float" office:value="0.011180353303939013">
            <text:p>0.011180353303939013</text:p>
          </table:table-cell>
          <table:table-cell office:value-type="float" office:value="0.011180353303939013">
            <text:p>0.011180353303939013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8">
            <text:p>GdA-1688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7880.0">
            <text:p>78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15105">
            <text:p>Poz-15105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8000.0">
            <text:p>8000.0</text:p>
          </table:table-cell>
          <table:table-cell office:value-type="float" office:value="50.0">
            <text:p>5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1">
            <text:p>GdA-1691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2660.0">
            <text:p>266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65">
            <text:p>-0.76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2">
            <text:p>GdA-1692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3230.0">
            <text:p>32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05">
            <text:p>-0.90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39">
            <text:p>GdA-1639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880.0">
            <text:p>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635">
            <text:p>-0.63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